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a160e" officeooo:paragraph-rsid="001a160e"/>
    </style:style>
    <style:style style:name="P2" style:family="paragraph" style:parent-style-name="Standard">
      <style:text-properties fo:language="ru" fo:country="RU" officeooo:rsid="001a160e" officeooo:paragraph-rsid="001a160e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officeooo:rsid="001a160e" officeooo:paragraph-rsid="001a160e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ring Applocation Context </text:p>
      <text:p text:style-name="P3"/>
      <text:p text:style-name="P2">Когда мы <text:span text:style-name="T2">и</text:span>спользуем <text:span text:style-name="T2">spring:</text:span></text:p>
      <text:p text:style-name="P2"><text:span text:style-name="T4">1.</text:span><text:span text:style-name="T3"> </text:span>мы описываем объекты, которые необходимы для работы нашего приложения (которые должны создаваться при запуске приложения)</text:p>
      <text:p text:style-name="P2"><text:span text:style-name="T4">2.</text:span> После этого <text:span text:style-name="T2">spring </text:span>сам создает эти объекты и берет на себя управление этими объектами (их жизненный цикл и многое другое).</text:p>
      <text:p text:style-name="P2"/>
      <text:p text:style-name="P1"><text:span text:style-name="T1">Те объекты(бины) которые </text:span>spring<text:span text:style-name="T1"> сам создал помещаются в </text:span>Spring Applocation Context. <text:span text:style-name="T1">А потом уже эти готовые объекты с внедрёными зависимостями мы используем.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19:56:28.515000000</meta:creation-date>
    <dc:date>2024-05-17T20:10:51.101000000</dc:date>
    <meta:editing-duration>PT10M5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5" meta:word-count="66" meta:character-count="460" meta:non-whitespace-character-count="398"/>
  </office:meta>
</office:document-meta>
</file>